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border-line-width-bottom="0.0008in 0.0138in 0.0008in" fo:padding="0.0291in" fo:border-left="none" fo:border-right="none" fo:border-top="none" fo:border-bottom="0.0154in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Backstory</text:p>
      <text:p text:style-name="Standard"/>
      <text:p text:style-name="Standard">MaxKernel came about after three years of robotic research. Just over the last half-decade, robotics research has started taking a more formal role in academia and industry. With increasingly compact sensors and hardware, we are approaching a critical mass of new technologies that will enable us to drive low-cost and diverse industrial and commercial markets. As evident by growing robotic market share in autonomous vacuum cleaners, consumers are hungry for the latest robotic technologies. However, robotic research is still in it's infancy compared to other technological mature markets. In contrast, standalone applications for computers are very successful using vertical integration strategies. For these, overall objectives rarely change and therefore, developers are free to tightly integrate disparate components and turn out a complete top-to-bottom solution.</text:p>
      <text:p text:style-name="Standard"/>
      <text:p text:style-name="Standard">In the field of robotics research, one cannot set objectives so tightly. In addition, sensor technologies are constantly changing along with their application interfaces. It is very difficult to build reusable modules. And if developing a system to accommodate constantly changing hardware and ever-changing objectives weren't hard enough, new algorithms for dealing with sensors and control systems (eg. Kalman filters, rapidly-exploring random trees, etc.) are evolving just as rapidly.</text:p>
      <text:p text:style-name="Standard"/>
      <text:p text:style-name="Standard">To satisfy this demand, a simple bare-minimum framework was designed to accomplish each of these goals. MaxKernel was born.</text:p>
      <text:p text:style-name="Standard"/>
      <text:p text:style-name="Standard"/>
      <text:p text:style-name="Standard">Brief Details</text:p>
      <text:p text:style-name="Standard"/>
      <text:p text:style-name="Standard">MaxKernel utilizes modular, encapsulated code objects at it's heart. In fact, you can think of MaxKernel as just a framework that loads these objects and “hooks” them together in a user-defined and mission-dependent way.</text:p>
      <text:p text:style-name="Standard"/>
      <text:p text:style-name="Standard">To create a driver for a new (top-of-the-line, of course) sensor, you would write the driver in a specific format as to minimize coupling between different system components and isolate the input and output parameters. Then, MaxKernel could analyze the module prior to loading it into memory and determine if the module is compatible with the system (i.e. hardware requirements), if the module has any dependencies, how the module will effect the overall environment, etc. This is not restricted to just drivers, however.</text:p>
      <text:p text:style-name="Standard"/>
      <text:p text:style-name="Standard">As an example, if the user wanted to design a low pass FIR filter for a some input signal, she would write a module that would take some arbitrary input signal (at this point, the origin of the signal does not matter), and produce an output signal as per the filter requirements. This would be a stand-along module that could be reused in any number of ways in the final architecture. After initializing, the stitcher would read in the architecture specification, which would now define where the signal originates and where it terminates, and “stitch” together the final application. You can see how powerful the framework is when you consider how easy it would be to develop a feedback control loop in it.</text:p>
      <text:p text:style-name="Standard"/>
      <text:p text:style-name="Standard">MaxKernel maximizes module reusability, enabled easy swapping of sensors and processing algorithms, and gives the user the power to reconfigure new missions on the fly.</text:p>
      <text:p text:style-name="Standard"/>
      <text:p text:style-name="Standard"/>
      <text:p text:style-name="Standard"><text:soft-page-break/>Strengths and Weaknesses</text:p>
      <text:p text:style-name="Standard"/>
      <text:p text:style-name="Standard">Like all systems in operation, there are specific strengths and weaknesses to MaxKernel. Its strength comes from its stitching framework that gives flexibility and reusability, while maintaining low latency and little overhead. Another strength is it's ability to rapidly prototype different command and control approaches (See below).</text:p>
      <text:p text:style-name="Standard"/>
      <text:p text:style-name="Standard">MaxKernel's weakness it also inherent in all similar architectures: the amount library code modules available. At this point in development, MaxKernel has yet to have it's first official release. That being said, it's library code modules, the building blocks of the system, are not as numerous and stable as other systems. However, we are confident that, once developed, the modules will be supported and utilized for longer than competing architecture designs because of the advantages the architecture offers.</text:p>
      <text:p text:style-name="Standard"/>
      <text:p text:style-name="Standard"/>
      <text:p text:style-name="P1"/>
      <text:p text:style-name="Standard"/>
      <text:p text:style-name="Standard">Simulator?</text:p>
      <text:p text:style-name="Standard"/>
      <text:p text:style-name="Standard">The MaxKernel architecture has another major advantage that highly attractive to robotics researchers: the ability to realistically simulate new algorithms and processes in a virtual environment before implementing them on the actual hardware. Instead of a physical hardware driver (i.e. a motor controller), one could stitch in a virtual motor controller in it's place and run through different controller approaches until an appropriate one is found. Then, the physical testing is a breeze and only involves swapping back the real motor controller.</text:p>
      <text:p text:style-name="Standard"/>
      <text:p text:style-name="Standard">Rapid prototyping is a huge strength of the MaxKernel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3T01:07:26</meta:creation-date>
    <dc:date>2009-12-23T02:19:17</dc:date>
    <meta:editing-duration>PT01H11M53S</meta:editing-duration>
    <meta:editing-cycles>50</meta:editing-cycles>
    <meta:generator>OpenOffice.org/3.0$Linux OpenOffice.org_project/300m15$Build-9379</meta:generator>
    <meta:document-statistic meta:table-count="0" meta:image-count="0" meta:object-count="0" meta:page-count="2" meta:paragraph-count="15" meta:word-count="703" meta:character-count="4618"/>
    <meta:user-defined meta:name="Info 1"/>
    <meta:user-defined meta:name="Info 2"/>
    <meta:user-defined meta:name="Info 3"/>
    <meta:user-defined meta:name="Info 4"/>
  </office:meta>
</office:document-meta>
</file>